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style:font-name="Arial" fo:font-size="16pt" officeooo:rsid="0008ef7c" officeooo:paragraph-rsid="0008ef7c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color="#3465a4" style:font-name="Arial" fo:font-size="16pt" officeooo:rsid="0008ef7c" officeooo:paragraph-rsid="0008ef7c" style:font-size-asian="14pt" style:font-size-complex="16pt"/>
    </style:style>
    <style:style style:name="T1" style:family="text">
      <style:text-properties loext:padding="0.049cm" loext:border-left="none" loext:border-right="none" loext:border-top="none" loext:border-bottom="0.26pt solid #c9211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acad2"/>
    </style:style>
    <style:style style:name="T4" style:family="text">
      <style:text-properties officeooo:rsid="000acad2"/>
    </style:style>
    <style:style style:name="T5" style:family="text">
      <style:text-properties style:text-underline-style="none" officeooo:rsid="000acad2"/>
    </style:style>
    <style:style style:name="T6" style:family="text">
      <style:text-properties style:text-underline-style="none" officeooo:rsid="000acad2" loext:padding="0.049cm" loext:border-left="none" loext:border-right="none" loext:border-top="none" loext:border-bottom="0.26pt solid 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OMMAIRE</text:span> </text:p>
      <text:p text:style-name="P1"/>
      <text:p text:style-name="P2"><text:span text:style-name="T1">Chapitre 1</text:span> : <text:span text:style-name="T1">Calculs numériques</text:span></text:p>
      <text:p text:style-name="P2"/>
      <text:p text:style-name="P2"><text:span text:style-name="T1">Chapitre 2</text:span> : <text:span text:style-name="T6">Pythagor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0T11:26:45.964000000</meta:creation-date>
    <dc:date>2020-09-22T11:20:12.478000000</dc:date>
    <meta:editing-duration>PT4M31S</meta:editing-duration>
    <meta:editing-cycles>2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3" meta:word-count="10" meta:character-count="62" meta:non-whitespace-character-count="54"/>
  </office:meta>
</office:document-meta>
</file>